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ielablauf</text:p>
      <text:p text:style-name="Standard"/>
      <text:p text:style-name="P3">Kern:</text:p>
      <text:p text:style-name="Standard"/>
      <text:p text:style-name="Standard">CnT ist ein Spiel bei denen mindestens 2 Spieler gegeneinander Spielen (Teamgames optional).</text:p>
      <text:p text:style-name="Standard">Spieler sind abwechselnd am Zug. Ein Zug besteht aus Spielphase gefolgt von der Kaufphase.</text:p>
      <text:p text:style-name="Standard">In der Spielphase werden 5 Karten gezogen, welche(für die Funktionsweise schaut man sich bitte das Karten PDF an) gespielt werden können, und Einheiten (für die Funktionsweise schaut man sich bitte das Einheiten PDF an) bewegt, ausgebildet und mit ihnen gekämpft. </text:p>
      <text:p text:style-name="Standard">Nachdem man fertig ist mit seiner Spielphase, die man durch das klicken eins Buttons beendet, öffnet sich der Shop automatisch und man kann seine Kartenkäufe machen (für die Funktionsweise schaut man sich bitte das Shop PDF an). Auch diese Phase wird durch das Klicken eines Buttons beendet. Am Ende des Zuges werden alle Karten auf den Ablagestapel gelegt. Darauf hin ist Spieler 2 an der Reihe.</text:p>
      <text:p text:style-name="Standard">Das Starterdeck besteht aus 5x Kupfer-Karten, 2x Dorf-Karten, und 1x Rekrut-Karte.</text:p>
      <text:p text:style-name="Standard">Das Ziel des Spieles ist das Zerstören der gegnerischen Hauptstadt.</text:p>
      <text:p text:style-name="Standard"/>
      <text:p text:style-name="P2">Optional:</text:p>
      <text:p text:style-name="P2"/>
      <text:p text:style-name="P4">Ein weiteres Ziel könnte sein, dass man Punkte sammelt und bei einem Ereignis (wahrscheinlich eine Karte) werden die Punkte der Spieler verglichen. Punkte werden aber nicht <text:s/>pro Einheit oder Struktur vergeben, sondern sind abhängig von bestimmten Dingen, die man während des Spieles gemacht hat, und den Zustand seines Decks am Ende des Spieles, welche nicht zwangsläufig was gutes sein müssen (z.B. 50 Punkte wenn du am Ende des Spieles mehr Falschgeld als andere Goldkarten im Deck h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nelius Nitschkoff</meta:initial-creator>
    <meta:creation-date>2018-04-23T15:07:13.29</meta:creation-date>
    <dc:date>2018-04-24T13:48:28.31</dc:date>
    <dc:creator>Cornelius Nitschkoff</dc:creator>
    <meta:editing-duration>PT8H17M43S</meta:editing-duration>
    <meta:editing-cycles>3</meta:editing-cycles>
    <meta:generator>OpenOffice/4.1.5$Win32 OpenOffice.org_project/415m1$Build-9789</meta:generator>
    <meta:document-statistic meta:table-count="0" meta:image-count="0" meta:object-count="0" meta:page-count="1" meta:paragraph-count="10" meta:word-count="234" meta:character-count="1506"/>
  </office:meta>
</office:document-meta>
</file>